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alibri" svg:font-family="Calibri"/>
  </office:font-face-decls>
  <office:automatic-styles>
    <style:style style:name="P1" style:family="paragraph" style:parent-style-name="Standard">
      <style:paragraph-properties fo:margin-top="0.1665in"/>
      <style:text-properties style:font-name="Calibri" fo:font-size="16.0pt" fo:color="#2f5496"/>
    </style:style>
    <style:style style:name="P2" style:family="paragraph" style:parent-style-name="Standard">
      <style:paragraph-properties fo:margin-top="0.0280in"/>
      <style:text-properties style:font-name="Calibri" fo:font-size="13.0pt" fo:color="#2f5496"/>
    </style:style>
    <style:style style:name="P3" style:family="paragraph" style:parent-style-name="Standard">
      <style:paragraph-properties fo:margin-bottom="0.1110in" fo:line-height="107%"/>
      <style:text-properties style:font-name="Calibri" fo:font-size="11.0pt"/>
    </style:style>
    <style:style style:name="P4" style:family="paragraph" style:parent-style-name="Standard">
      <style:paragraph-properties fo:margin-bottom="0.1110in" fo:margin-left="0.5000in" fo:text-indent="-0.5000in" fo:line-height="107%">
        <style:tab-stops>
          <style:tab-stop style:position="0.1528in"/>
          <style:tab-stop style:position="0.5000in"/>
        </style:tab-stops>
      </style:paragraph-properties>
      <style:text-properties style:font-name="Calibri" fo:font-size="11.0pt"/>
    </style:style>
    <style:style style:name="P5" style:family="paragraph" style:parent-style-name="Standard">
      <style:paragraph-properties fo:margin-bottom="0.1110in" fo:margin-left="1.0000in" fo:text-indent="-1.0000in" fo:line-height="107%">
        <style:tab-stops>
          <style:tab-stop style:position="0.6528in"/>
          <style:tab-stop style:position="1.0000in"/>
        </style:tab-stops>
      </style:paragraph-properties>
      <style:text-properties style:font-name="Calibri" fo:font-size="11.0pt"/>
    </style:style>
    <style:style style:name="P6" style:family="paragraph" style:parent-style-name="Standard">
      <style:paragraph-properties fo:margin-top="0.0280in"/>
      <style:text-properties style:font-name="Calibri" fo:font-size="12.0pt" fo:color="#1f3763"/>
    </style:style>
    <style:style style:name="P7" style:family="paragraph" style:parent-style-name="Standard">
      <style:paragraph-properties fo:margin-top="0.0280in"/>
      <style:text-properties style:font-name="Calibri" fo:font-size="12.0pt" fo:color="#2f5496"/>
    </style:style>
    <style:style style:name="P8" style:family="paragraph" style:parent-style-name="Standard">
      <style:paragraph-properties fo:margin-bottom="0.0972in" fo:line-height="115%"/>
      <style:text-properties style:font-name="Calibri" fo:font-size="11.0pt"/>
    </style:style>
    <style:style style:name="P9" style:family="paragraph" style:parent-style-name="Standard">
      <style:paragraph-properties fo:margin-bottom="0.1104in" fo:line-height="107%"/>
      <style:text-properties style:font-name="Calibri" fo:font-size="11.0pt"/>
    </style:style>
    <style:style style:name="P10" style:family="paragraph" style:parent-style-name="Standard">
      <style:paragraph-properties fo:margin-top="0.0280in"/>
      <style:text-properties style:font-name="Calibri" fo:font-size="12.0pt" fo:color="#000000"/>
    </style:style>
    <style:style style:name="P11" style:family="paragraph" style:parent-style-name="Standard">
      <style:paragraph-properties fo:margin-top="0.0278in"/>
      <style:text-properties style:font-name="Calibri" fo:font-size="12.0pt" fo:color="#2f5496"/>
    </style:style>
    <style:style style:name="P12" style:family="paragraph" style:parent-style-name="Standard">
      <style:paragraph-properties fo:margin-top="0.0278in"/>
      <style:text-properties style:font-name="Calibri" fo:font-size="12.0pt" fo:color="#000000"/>
    </style:style>
    <style:style style:name="P13" style:family="paragraph" style:parent-style-name="Standard">
      <style:paragraph-properties fo:margin-top="0.0278in"/>
      <style:text-properties style:font-name="Calibri" fo:font-size="12.0pt" fo:color="#1f3763"/>
    </style:style>
    <style:style style:name="P14" style:family="paragraph" style:parent-style-name="Standard">
      <style:paragraph-properties fo:margin-bottom="0.1104in" fo:line-height="107%"/>
      <style:text-properties style:font-name="Calibri" fo:font-size="12.0pt"/>
    </style:style>
    <style:style style:name="T1" style:family="text">
      <style:text-properties style:text-underline-style="solid" fo:letter-spacing="0.0000in"/>
    </style:style>
    <style:style style:name="T2" style:family="text">
      <style:text-properties fo:letter-spacing="0.0000in"/>
    </style:style>
    <style:style style:name="T3" style:family="text">
      <style:text-properties fo:font-style="italic" fo:font-style-asian="italic" fo:font-style-complex="italic"/>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level-style-bullet text:level="2" text:bullet-char="o">
        <style:list-level-properties text:space-before="0.50in" text:min-label-width="0.25in"/>
      </text:list-level-style-bullet>
    </text:list-style>
  </office:automatic-styles>
  <office:body>
    <office:text>
      <text:p text:style-name="P1">Local SA</text:p>
      <text:p text:style-name="P2">Experiment</text:p>
      <text:p text:style-name="P3"><text:span text:style-name="T1">Purpose</text:span></text:p>
      <text:list text:style-name="L1">
        <text:list-item>
          <text:p text:style-name="P4"><text:span text:style-name="T2">Identifying the most influential apparent competition-inducing mechanisms</text:span></text:p>
        </text:list-item>
        <text:list-item>
          <text:p text:style-name="P4"><text:span text:style-name="T2">Searching for nonlinear relationships between AC-inducing parameters and AC proxies</text:span></text:p>
        </text:list-item>
        <text:list-item>
          <text:p text:style-name="P4"><text:span text:style-name="T2">Confronting model results with theory</text:span></text:p>
        </text:list-item>
        <text:list-item>
          <text:p text:style-name="P4"><text:span text:style-name="T2">Spotting potentially important interactions between AC-inducing mechanisms</text:span></text:p>
        </text:list-item>
        <text:list-item>
          <text:p text:style-name="P4"><text:span text:style-name="T2">Highlighting parameters on which uncertainty could have an important impact on model outcomes</text:span></text:p>
        </text:list-item>
        <text:list-item>
          <text:p text:style-name="P4"><text:span text:style-name="T2">Proof of concept (part 1)</text:span></text:p>
        </text:list-item>
      </text:list>
      <text:p text:style-name="P3"><text:span text:style-name="T1">Experimental plan</text:span></text:p>
      <text:list text:style-name="L2">
        <text:list-item>
          <text:p text:style-name="P4"><text:span text:style-name="T2">Chose a parameter set resulting in a plausible, stable trophic system</text:span></text:p>
        </text:list-item>
        <text:list-item>
          <text:p text:style-name="P4"><text:span text:style-name="T2">Set the parameter base values to this set</text:span></text:p>
        </text:list-item>
        <text:list-item>
          <text:p text:style-name="P4"><text:span text:style-name="T2">Selected the most interesting AC-inducing parameters</text:span></text:p>
          <text:list>
            <text:list-item>
              <text:p text:style-name="P5"><text:span text:style-name="T2">Predator’s regime</text:span></text:p>
            </text:list-item>
            <text:list-item>
              <text:p text:style-name="P5"><text:span text:style-name="T2">Prey 2 to prey 1 catch probability ratio </text:span></text:p>
            </text:list-item>
            <text:list-item>
              <text:p text:style-name="P5"><text:span text:style-name="T2">Prey 2 to prey 1 resources per catch ratio</text:span></text:p>
            </text:list-item>
            <text:list-item>
              <text:p text:style-name="P5"><text:span text:style-name="T2">Prey 2 to prey 1 average number of offspring ratio (ability to sustain predation)</text:span></text:p>
            </text:list-item>
            <text:list-item>
              <text:p text:style-name="P5"><text:span text:style-name="T2">Prey 2 to prey 1 max consumption ratio (influences survival rate and reproduction success but also intra-specific competition for resources)</text:span></text:p>
            </text:list-item>
          </text:list>
        </text:list-item>
        <text:list-item>
          <text:p text:style-name="P4"><text:span text:style-name="T2">Selected the most interesting AC proxies</text:span></text:p>
          <text:list>
            <text:list-item>
              <text:p text:style-name="P5"><text:span text:style-name="T2">Predator and preys’ extinction frequency</text:span></text:p>
            </text:list-item>
            <text:list-item>
              <text:p text:style-name="P5"><text:span text:style-name="T2">Prey 2 averaged density deviation from prey 1 before and after predator’s introduction (+ min and max to account for oscillations if present)</text:span></text:p>
            </text:list-item>
            <text:list-item>
              <text:p text:style-name="P5"><text:span text:style-name="T2">Preys’ averaged catch rates (+ min and max to account for oscillations if present)</text:span></text:p>
            </text:list-item>
          </text:list>
        </text:list-item>
        <text:list-item>
          <text:p text:style-name="P4"><text:span text:style-name="T2">Varied AC-inducing parameters while keeping the others to base value, simulated over 20 replicates and measured AC proxies for each set of simulation</text:span></text:p>
        </text:list-item>
      </text:list>
      <text:p text:style-name="P3"/>
      <text:p text:style-name="P3"><text:span text:style-name="T1">Code</text:span></text:p>
      <text:list text:style-name="L1">
        <text:list-item>
          <text:p text:style-name="P4"><text:span text:style-name="T2">ABM (C++)</text:span></text:p>
        </text:list-item>
        <text:list-item>
          <text:p text:style-name="P4"><text:span text:style-name="T2">Launching simulation loops (bash)</text:span></text:p>
        </text:list-item>
        <text:list-item>
          <text:p text:style-name="P4"><text:span text:style-name="T2">Merge simulation results (R)</text:span></text:p>
        </text:list-item>
        <text:list-item>
          <text:p text:style-name="P4"><text:span text:style-name="T2">Compute stats (R)</text:span></text:p>
        </text:list-item>
        <text:list-item>
          <text:p text:style-name="P4"><text:span text:style-name="T2">Plot stats results (R) </text:span></text:p>
        </text:list-item>
        <text:list-item>
          <text:p text:style-name="P4"><text:span text:style-name="T2">Fetch and store results for local SA (R)</text:span></text:p>
        </text:list-item>
        <text:list-item>
          <text:p text:style-name="P4"><text:span text:style-name="T2">Plot local SA figures (R)</text:span></text:p>
        </text:list-item>
      </text:list>
      <text:p text:style-name="P2">Figures and analysis</text:p>
      <text:p text:style-name="P6">Predator’s regime</text:p>
      <text:p text:style-name="P7"><text:span text:style-name="T3">Extinction frquencies</text:span></text:p>
      <text:p text:style-name="P8"><text:span text:style-name="T2">No effect at base values. </text:span></text:p>
      <text:p text:style-name="P7"><text:span text:style-name="T3">Prey’s catch rate</text:span></text:p>
      <text:p text:style-name="P8"><text:span text:style-name="T2">Very similar number of catches… There might be a problem with the hunting function, we expect the catch rate to be much higher for prey 1 if predators hunts them first systematically.</text:span></text:p>
      <text:p text:style-name="P7"><text:span text:style-name="T3">Prey 2 averaged density deviation from prey 1 before and after predator’s introduction</text:span></text:p>
      <text:p text:style-name="P8"><text:span text:style-name="T2">Prey 2 density deviation from prey 1 was very close to zero (very similar prey 1 and prey 2 densities) before and after depredation introduction. We expected prey 1 density to be lower than prey 2’s after predators introduction for specific predators hence a deviation &gt; 0 <text:s/>after deviation.</text:span></text:p>
      <text:p text:style-name="P8"/>
      <text:p text:style-name="P8"><text:span text:style-name="T2">Still rather unexpected, I would have guessed that the primary species would have been hunted preferably and thus steadily decreased sustaining a high number of predators while preys 2 thrived; and once prey 1 was low enough to leave cells to the other preys, those predators would have hunted prey 2 in numbers.</text:span></text:p>
      <text:p text:style-name="P8"><text:span text:style-name="T2">At base values prey species are identical, thus expected to be equally abundant on each cell. A predator would hunt the primary prey first, but with the same catch probability of 0.1 and max catches per ts of 1. This means that the predator will successfully hunt prey 1 first only 1 times out of 10 approximately. <text:s/>Probably not enough to make a difference. Can be easily tested by varying catch proba (same for both species) in interaction with regime. </text:span></text:p>
      <text:p text:style-name="P8"><text:span text:style-name="T2">I expect the regime to be an important interacting factor with other AC inducing mechanisms (predicted by Holt and Bonsall 2017, suggested by Schmitz and Booth 1995).</text:span></text:p>
      <text:p text:style-name="P6">Prey 2 to prey 1 catch probability ratio </text:p>
      <text:p text:style-name="P7"><text:span text:style-name="T3">Extinction frequencies</text:span></text:p>
      <text:p text:style-name="P7"/>
      <text:p text:style-name="P3"><text:span text:style-name="T2">Ratio &lt; 1 : prey 2 is much harder to catch than prey 1. Prey 1 alone cannot sustain predators when prey 2 is too hard to catch. </text:span></text:p>
      <text:p text:style-name="P3"><text:span text:style-name="T2">1 &gt;= ratio &gt;= 2 : prey 2 is easier to catch than prey 1. No particular change in the extinction frequency. </text:span></text:p>
      <text:p text:style-name="P3"><text:span text:style-name="T2">Ratio = 2.5 : prey 2 is much easier to catch than prey 1. Seems like prey 2 is depleted but not extinct which cannot sustain predators causing their in some replicates. </text:span></text:p>
      <text:p text:style-name="P7"><text:span text:style-name="T3">Preys’ averaged catch rates</text:span></text:p>
      <text:p text:style-name="P3"><text:span text:style-name="T2">Ratio &lt;= 1 : predator get extinct quickly =&gt; no catches</text:span></text:p>
      <text:p text:style-name="P9"><text:span text:style-name="T2">ratio = 1.5 : INTERESTING Prey 2 are effectively caught more often than base value, but prey 1 catches increase as well, even if their catch proba is at base value. Probably because predators are more numerous due to more successful catches of prey 2? (results figures seem to back this up)</text:span></text:p>
      <text:p text:style-name="P9"><text:span text:style-name="T2">Ratio &lt; 1.5 : both catch rates decrease because predators are getting scarcer due to prey 2 depletion? (results figures seem to back this up)</text:span></text:p>
      <text:p text:style-name="P7"><text:span text:style-name="T3">Prey 2 averaged density deviation from prey 1 before and after predator’s introduction</text:span></text:p>
      <text:p text:style-name="P10">Ratio &lt; 1 no difference between before and after predator introduction because they got extinct quickly</text:p>
      <text:p text:style-name="P10">Ratio = 1 no difference because no AC</text:p>
      <text:p text:style-name="P10">Ratio &gt;= 1 increasing difference before and after predator introduction, good proof that depredation pressure is more important on prey 2 than on prey 1 BUT NOT A SIGN OF AC. WE NEED TO ALSO SEE AN EFFECT ON PREY 1 (before after for each prey could do the trick)</text:p>
      <text:p text:style-name="P10">Ratio = 2 max difference : combination of lowest predator extinction frequency and higher depredation rate on prey 2.</text:p>
      <text:p text:style-name="P10">Ration &gt; 2 difference decreases again, either because predator got extinct more often, or because depredation on prey 2 is too strong, causing preys depletion, and thus larger oscillations but lower average predator population</text:p>
      <text:p text:style-name="P7"/>
      <text:p text:style-name="P6">Prey 2 to prey 1 resources per catch ratio</text:p>
      <text:p text:style-name="P11"><text:span text:style-name="T3">Extinction frequencies</text:span></text:p>
      <text:p text:style-name="P12">Weird result: ratio = 0.9 causes systematical predator extinction whereas 0.8 and 1 do not (double checked with independent simulation and effectively high extinction rate NEED TO REDO 0.8 AND 1 just to be sure). Potential explication, the max nb of prey 2 catches goes over 2 as soon as prey 2 convRate &lt;= 3/2 * prey 1 maxCons, which might effectively be the case when the ratio &lt; 0.9 (EASY TO CHECK DO IT). When ratio = 0.9, possibly not enough resources/catches for predators to thrive.</text:p>
      <text:p text:style-name="P12">ratio &lt;= 0.5 extinction frequency increases because prey 2 does not give enough resources per catch. </text:p>
      <text:p text:style-name="P9"><text:span text:style-name="T2"><text:s/></text:span></text:p>
      <text:p text:style-name="P11"><text:span text:style-name="T3">Preys’ averaged catch rates</text:span></text:p>
      <text:p text:style-name="P12">Ratio = 0.9 extinction and then prey 2 more caught than prey 1 ==&gt; verifies the timing point suggested earlier</text:p>
      <text:p text:style-name="P12">Catches decrease with ratio as predator maintain harder and harder</text:p>
      <text:p text:style-name="P9"/>
      <text:p text:style-name="P11"><text:span text:style-name="T3">Prey 2 averaged density deviation from prey 1 before and after predator’s introduction</text:span></text:p>
      <text:p text:style-name="P12">Hard to tell the difference between increase in catch numbers and potential AC. THIS FIGURE TYPE needs rethinking!</text:p>
      <text:p text:style-name="P13"/>
      <text:p text:style-name="P6">Prey 2 to prey 1 max consumption ratio</text:p>
      <text:p text:style-name="P10">The higher the prey’s max consume, the lesser the expected population </text:p>
      <text:p text:style-name="P6"/>
      <text:p text:style-name="P11"><text:span text:style-name="T3">Extinction frequencies</text:span></text:p>
      <text:p text:style-name="P14">Ratio &gt; 1 : increasing predator extinction because the less numerous the preys</text:p>
      <text:p text:style-name="P14">Ratio &lt; 1 : stable system (with oscillations)</text:p>
      <text:p text:style-name="P11"><text:span text:style-name="T3">Preys’ averaged catch rates</text:span></text:p>
      <text:p text:style-name="P9">Ratio = 0.36 : prey 2 so numerous that lot more chances to get caught ==&gt; depredation on prey 1 decreases THIS IS « BENEFICIAL » AC</text:p>
      <text:p text:style-name="P9">Ratio = 0.66 : Prey 2 is a bit more numerous than prey 1 ==&gt; better sustain predators ==&gt; increases catches on prey 1 compared to base values! THIS IS « REGULAR » AC</text:p>
      <text:p text:style-name="P11"><text:span text:style-name="T3">Prey 2 averaged density deviation from prey 1 before and after predator’s introduction</text:span></text:p>
      <text:p text:style-name="P10">RETHINK FIGURE</text:p>
      <text:p text:style-name="P13"/>
      <text:p text:style-name="P13">Prey 2 to prey 1 average number of offspring ratio (ability to sustain predation)</text:p>
      <text:p text:style-name="P11"><text:span text:style-name="T3">Extinction frequencies</text:span></text:p>
      <text:p text:style-name="P9">Always 0, can only get better when average offspring number increases from 1</text:p>
      <text:p text:style-name="P11"><text:span text:style-name="T3">Preys’ averaged catch rates</text:span></text:p>
      <text:p text:style-name="P9">Prey 1 catch rate follows prey 2 catch rate increase due to more offspring. More prey 2 sustain a higher number of predators, increases pressure on prey 1. THIS IS « REGULAR » AC</text:p>
      <text:p text:style-name="P11"><text:span text:style-name="T3">Prey 2 averaged density deviation from prey 1 before and after predator’s introduction</text:span></text:p>
      <text:p text:style-name="P13"/>
      <text:p text:style-name="P2">Summary</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47</meta:generator>
    <meta:initial-creator>Adrian Bach</meta:initial-creator>
  </office:meta>
</office:document-meta>
</file>